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stroke="none" svg:stroke-color="#000000" draw:fill="none" draw:fill-color="#ffffff" fo:min-height="1.72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text-position="-33% 58%" style:font-name="Liberation Sans" style:font-name-asian="MathJax_Main" style:font-name-complex="MathJax_Main"/>
    </style:style>
    <style:style style:name="T3" style:family="text">
      <style:text-properties style:text-position="-33% 58%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text-position="-33% 58%" style:font-name="Liberation Sans" style:font-name-asian="Liberation Sans1" style:font-name-complex="Liberation Sans1"/>
    </style:style>
    <style:style style:name="T6" style:family="text">
      <style:text-properties style:text-position="-33% 58%" style:font-name="Liberation Sans1" style:font-name-asian="Liberation Sans1" style:font-name-complex="Liberation Sans1"/>
    </style:style>
    <style:style style:name="T7" style:family="text">
      <style:text-properties style:text-position="-33% 58%" style:font-name="MathJax_Main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99cm" svg:height="1.397cm" svg:x="3.286cm" svg:y="1.001cm">
          <draw:text-box>
            <text:p text:style-name="P1"><text:span text:style-name="T1">Π</text:span><text:span text:style-name="T2">matrnr,vo</text:span><text:span text:style-name="T2">rname,name</text:span></text:p>
          </draw:text-box>
        </draw:frame>
        <draw:frame draw:style-name="gr2" draw:text-style-name="P3" draw:layer="layout" svg:width="9.398cm" svg:height="1.651cm" svg:x="1cm" svg:y="2.906cm">
          <draw:text-box>
            <text:p text:style-name="P1">⋉<text:span text:style-name="T3">studenten.</text:span><text:span text:style-name="T3">matrnr=right.</text:span><text:span text:style-name="T3">matrnr</text:span></text:p>
          </draw:text-box>
        </draw:frame>
        <draw:frame draw:style-name="gr3" draw:text-style-name="P2" draw:layer="layout" svg:width="3.556cm" svg:height="1.977cm" svg:x="2.016cm" svg:y="5.192cm">
          <draw:text-box>
            <text:p><text:span text:style-name="T4">σ</text:span><text:span text:style-name="T5">semester</text:span><text:span text:style-name="T6">≤</text:span><text:span text:style-name="T5">2</text:span></text:p>
          </draw:text-box>
        </draw:frame>
        <draw:frame draw:style-name="gr4" draw:text-style-name="P2" draw:layer="layout" svg:width="3.556cm" svg:height="1.27cm" svg:x="1.762cm" svg:y="7.224cm">
          <draw:text-box>
            <text:p>Studenten</text:p>
          </draw:text-box>
        </draw:frame>
        <draw:line draw:style-name="gr5" draw:text-style-name="P4" draw:layer="layout" svg:x1="3.54cm" svg:y1="6.335cm" svg:x2="3.54cm" svg:y2="7.097cm">
          <text:p/>
        </draw:line>
        <draw:line draw:style-name="gr5" draw:text-style-name="P4" draw:layer="layout" svg:x1="3.667cm" svg:y1="5.573cm" svg:x2="5.699cm" svg:y2="4.303cm">
          <text:p/>
        </draw:line>
        <draw:line draw:style-name="gr5" draw:text-style-name="P4" draw:layer="layout" svg:x1="5.699cm" svg:y1="3.287cm" svg:x2="5.699cm" svg:y2="2.144cm">
          <text:p/>
        </draw:line>
        <draw:frame draw:style-name="gr3" draw:text-style-name="P2" draw:layer="layout" svg:width="3.556cm" svg:height="1.977cm" svg:x="5.699cm" svg:y="7.35cm">
          <draw:text-box>
            <text:p text:style-name="P1"><text:span text:style-name="T1">Π</text:span><text:span text:style-name="T7">matrnr</text:span></text:p>
          </draw:text-box>
        </draw:frame>
        <draw:frame draw:style-name="gr4" draw:text-style-name="P2" draw:layer="layout" svg:width="3.556cm" svg:height="1.27cm" svg:x="5.699cm" svg:y="9.382cm">
          <draw:text-box>
            <text:p>pruefen</text:p>
          </draw:text-box>
        </draw:frame>
        <draw:line draw:style-name="gr5" draw:text-style-name="P4" draw:layer="layout" svg:x1="7.477cm" svg:y1="8.493cm" svg:x2="7.477cm" svg:y2="9.255cm">
          <text:p/>
        </draw:line>
        <draw:line draw:style-name="gr5" draw:text-style-name="P4" draw:layer="layout" svg:x1="7.604cm" svg:y1="7.731cm" svg:x2="9.636cm" svg:y2="6.461cm">
          <text:p/>
        </draw:line>
        <draw:frame draw:style-name="gr3" draw:text-style-name="P2" draw:layer="layout" svg:width="3.556cm" svg:height="1.977cm" svg:x="10.144cm" svg:y="7.477cm">
          <draw:text-box>
            <text:p text:style-name="P1"><text:span text:style-name="T1">Π</text:span><text:span text:style-name="T7">matrnr</text:span></text:p>
          </draw:text-box>
        </draw:frame>
        <draw:frame draw:style-name="gr4" draw:text-style-name="P2" draw:layer="layout" svg:width="3.556cm" svg:height="1.27cm" svg:x="10.144cm" svg:y="9.509cm">
          <draw:text-box>
            <text:p text:style-name="P1">hoeren</text:p>
          </draw:text-box>
        </draw:frame>
        <draw:line draw:style-name="gr5" draw:text-style-name="P4" draw:layer="layout" svg:x1="11.922cm" svg:y1="8.62cm" svg:x2="11.922cm" svg:y2="9.382cm">
          <text:p/>
        </draw:line>
        <draw:frame draw:style-name="gr6" draw:text-style-name="P2" draw:layer="layout" svg:width="2.413cm" svg:height="0.962cm" svg:x="8.493cm" svg:y="5.318cm">
          <draw:text-box>
            <text:p text:style-name="P1">\</text:p>
          </draw:text-box>
        </draw:frame>
        <draw:line draw:style-name="gr5" draw:text-style-name="P4" draw:layer="layout" svg:x1="11.795cm" svg:y1="7.477cm" svg:x2="9.763cm" svg:y2="6.461cm">
          <text:p/>
        </draw:line>
        <draw:line draw:style-name="gr5" draw:text-style-name="P4" draw:layer="layout" svg:x1="5.699cm" svg:y1="4.302cm" svg:x2="9.636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MathJax_Main" svg:font-family="MathJax_Mai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01:17:34.481219945</meta:creation-date>
    <dc:date>2019-12-11T01:26:40.654455965</dc:date>
    <meta:editing-duration>PT9M6S</meta:editing-duration>
    <meta:editing-cycles>1</meta:editing-cycles>
    <meta:document-statistic meta:object-count="17"/>
    <meta:generator>LibreOffice/6.1.6.3$Linux_X86_64 LibreOffice_project/10$Build-3</meta:generator>
  </office:meta>
</office:document-meta>
</file>